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7627d"/>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text-align="end" style:justify-single-word="false"/>
    </style:style>
    <style:style style:name="P6" style:family="paragraph" style:parent-style-name="Standard">
      <style:paragraph-properties fo:text-align="justify" style:justify-single-word="false"/>
      <style:text-properties style:text-underline-style="solid" style:text-underline-width="auto" style:text-underline-color="font-color" officeooo:paragraph-rsid="0007627d"/>
    </style:style>
    <style:style style:name="P7" style:family="paragraph" style:parent-style-name="List_20_Paragraph" style:list-style-name="WWNum2">
      <style:paragraph-properties fo:text-align="justify" style:justify-single-word="false"/>
    </style:style>
    <style:style style:name="P8" style:family="paragraph" style:parent-style-name="List_20_Paragraph" style:list-style-name="WWNum1">
      <style:paragraph-properties fo:text-align="justify" style:justify-single-word="false"/>
      <style:text-properties fo:language="en" fo:country="US"/>
    </style:style>
    <style:style style:name="P9" style:family="paragraph" style:parent-style-name="Standard">
      <style:paragraph-properties fo:text-align="justify" style:justify-single-word="false"/>
      <style:text-properties fo:font-weight="normal" officeooo:rsid="0007627d" officeooo:paragraph-rsid="0007627d" style:font-weight-asian="normal" style:font-weight-complex="normal"/>
    </style:style>
    <style:style style:name="P10" style:family="paragraph" style:parent-style-name="Standard">
      <style:paragraph-properties fo:text-align="justify" style:justify-single-word="false"/>
      <style:text-properties officeooo:paragraph-rsid="000915f0"/>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68139" style:font-weight-asian="bold" style:font-weight-complex="bold"/>
    </style:style>
    <style:style style:name="T6" style:family="text">
      <style:text-properties fo:font-style="italic" style:font-style-asian="italic" style:font-style-complex="italic"/>
    </style:style>
    <style:style style:name="T7" style:family="text">
      <style:text-properties officeooo:rsid="00068139"/>
    </style:style>
    <style:style style:name="T8" style:family="text">
      <style:text-properties fo:font-weight="normal" style:font-weight-asian="normal" style:font-weight-complex="normal"/>
    </style:style>
    <style:style style:name="T9" style:family="text">
      <style:text-properties fo:font-weight="normal" officeooo:rsid="00068139" style:font-weight-asian="normal" style:font-weight-complex="normal"/>
    </style:style>
    <style:style style:name="T10" style:family="text">
      <style:text-properties officeooo:rsid="0007627d"/>
    </style:style>
    <style:style style:name="T11" style:family="text">
      <style:text-properties officeooo:rsid="000915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Οδηγίες Τελικής Εργασίας για το μάθημα “<text:span text:style-name="T1">Python</text:span>”, 202<text:span text:style-name="T7">4</text:span></text:h>
      <text:p text:style-name="P4">(Η συγγραφή της εργασίας μπορεί να ξεκινήσει μετά το μάθημα για τη βιβλιοθήκη “<text:span text:style-name="T1">pandas</text:span>”.)</text:p>
      <text:h text:style-name="Heading_20_2" text:outline-level="2">Αντικείμενο Εργασίας</text:h>
      <text:p text:style-name="P2"><text:span text:style-name="T10">Θ</text:span>α επιλέξετε τουλάχιστον δύο διαφορετικά (ή τρία αν προτιμάτε) σύνολα δεδομένων και θα εφαρμόσετε όλους τους αλγόριθμους που παρουσιάστηκαν στις διαλέξεις του μαθήματος. Οι αλγόριθμοι διακρίνονται σε τρεις μεγάλες κατηγορίες: Παλινδρόμηση (<text:span text:style-name="T1">Regression</text:span>), <text:span text:style-name="T1">Clustering</text:span> (Συσταδοποίηση/Ομαδοποίηση), Κατηγοριοποίηση (<text:span text:style-name="T1">Classification</text:span>). Για τους αλγόριθμους Κατηγοριοποίησης και Συσταδοποίησης μπορεί να χρησιμοποιηθεί το ίδιο ή διαφορετικό σύνολο δεδομένων.</text:p>
      <text:h text:style-name="Heading_20_2" text:outline-level="2">Δομή και Περιεχόμενο Εργασίας</text:h>
      <text:p text:style-name="P2">Κάθε κατηγορία αλγορίθμων θα πρέπει να υλοποιηθεί σε ένα ξεχωριστό αρχείο *.<text:span text:style-name="T1">ipynb</text:span>, δηλαδή θα παραδοθούν 3 αρχεία τύπου “<text:span text:style-name="T1">interactive</text:span> <text:span text:style-name="T1">python</text:span> <text:span text:style-name="T1">notebooks</text:span>” <text:span text:style-name="T10">και τα αντίστοιχα αρχεία δεδομένων</text:span>. </text:p>
      <text:p text:style-name="P6">Τα αρχεία *.<text:span text:style-name="T1">ipynb</text:span> θα <text:span text:style-name="T10">πρέπει:</text:span></text:p>
      <text:p text:style-name="P3"><text:span text:style-name="T10">α) Να έχουν παρόμοιο όνομα. </text:span>Ο τίτλος κάθε αρχείου θα έχει “<text:span text:style-name="T1">snake</text:span>_<text:span text:style-name="T1">case</text:span>” μορφή, θα αποτελείται από παρόμοιο, αλλά διαφορετικό πρόθεμα (το επίθετο και το πρώτο γράμμα του ονόματος ενωμένο με το επίθετο) και τέλος κοινό επίθεμα με το πλήρες όνομα της κατηγορίας αλγορίθμων. Δηλαδή, αν ο φοιτητής ονομάζεται Αργυρίου Θανάσης, θα παραδώσει 3 <text:s/>*.<text:span text:style-name="T1">ipynb</text:span> αρχεία με τα εξής ονόματα (χωρίς κεφαλαία):</text:p>
      <text:list xml:id="list2803078733" text:style-name="WWNum1">
        <text:list-item>
          <text:p text:style-name="P8">argyriou_t_regression.ipynb</text:p>
        </text:list-item>
        <text:list-item>
          <text:p text:style-name="P8">argyriou_t_clustering.ipynb</text:p>
        </text:list-item>
        <text:list-item>
          <text:p text:style-name="P8">argyriou_t_classification.ipynb</text:p>
        </text:list-item>
      </text:list>
      <text:p text:style-name="P3"><text:span text:style-name="T10">β) να </text:span>είναι όλα σε ένα φάκελο και μέσα στο φάκελο αυτό <text:span text:style-name="T8">θα υπάρχει ξεχωριστός φάκελος </text:span><text:span text:style-name="T3">data</text:span><text:span text:style-name="T8">, όπου θα υπάρχουν οπωσδήποτε και τα αναγκαία αρχεία δεδομένων.</text:span></text:p>
      <text:p text:style-name="P9">γ) να είναι “εκτελέσιμα” σε οποιοδήποτε PC που έχει εγκατεστημένες τις απαραίτητες βιβλιοθήκες, χωρίς να χρειαστεί η παραμικρή αλλαγή στον κώδικά για το διάβασμα των αρχείων δεδομένων.</text:p>
      <text:p text:style-name="P2"><text:span text:style-name="T10">δ) ν</text:span>α έχουν παρόμοιες ενότητες και δομή. Μπορείτε αρχικά να φτιάξετε ένα «πρότυπο» αρχείο μόνο με «κελιά» με <text:span text:style-name="T1">markdown</text:span> και μετά να δημιουργήσετε τα άλλα 2 αρχεία. Πιο συγκεκριμένα, κάθε αρχείο θα έχει τις εξής ενότητες, διακριτά οριοθετημένες με χρήση γλώσσας “<text:span text:style-name="T1">markdown</text:span>”:</text:p>
      <text:p text:style-name="P2">1) Εισαγωγή των απαραίτητων βιβλιοθηκών.</text:p>
      <text:p text:style-name="P2">2) Διάβασμα (άνοιγμα) του αρχείου δεδομένων και συνοπτική περιγραφή του είδους και των χαρακτηριστικών (<text:span text:style-name="T1">features</text:span>) και της μεταβλητής στόχου (<text:span text:style-name="T1">target</text:span> <text:span text:style-name="T1">variable</text:span>). Δηλ, για κάθε χαρακτηριστικό θα αναφέρετε επιγραμματικά, αν είναι ποσοτική ή κατηγορική και τι μετράει/καταγράφει, τι τιμές παίρνει.</text:p>
      <text:p text:style-name="P2">3) Διερευνητική και γραφική παρουσίαση των χαρακτηριστικών των δεδομένων (διερευνητική ανάλυση – <text:span text:style-name="T1">Exploratory</text:span> <text:span text:style-name="T1">Data</text:span> <text:span text:style-name="T1">Analysis</text:span>) με τη χρήση των κατάλληλων διαγραμμάτων ανάλογα με το είδος του χαρακτηριστικού (μεταβλητής). Τα σχόλια μπορεί να είναι συνοπτικά, χωρίς να αποκλείεται η δυνατότητα πιο εκτεταμένου σχολιασμού αν αυτό κρίνεται χρήσιμο για την κατανόηση των δεδομένων.</text:p>
      <text:p text:style-name="P2">4) Συνοπτική περιγραφική στατιστική των χαρακτηριστικών (<text:span text:style-name="T1">Descriptive</text:span> <text:span text:style-name="T1">Statistics</text:span>) των δεδομένων και αν κρίνεται απαραίτητο και ορισμένων συσχετίσεων μεταξύ τους.</text:p>
      <text:p text:style-name="P2">5) Προετοιμασία των δεδομένων, μετατροπή στον κατάλληλο τύπο όπου χρειάζεται και διάκριση των δεδομένων στο υποσύνολο «εκπαίδευσης» του αλγόριθμου και στο υποσύνολο «δοκιμής» του. Αν <text:s/>το <text:soft-page-break/>κρίνετε απαραίτητο, θα πρέπει να γίνει μετατροπή των τιμών των δεδομένων στην κατάλληλη κλίμακα, μετονομασία στηλών ή/και δημιουργία «παράγωγων» χαρακτηριστικών. </text:p>
      <text:p text:style-name="P2">6) Εφαρμογή του αλγόριθμου για την εκτίμηση προβλέψεων (στο σετ δοκιμής) για την μεταβλητή στόχο, εφαρμόζοντας τουλάχιστον 2 διαφορετικές παραλλαγές, τροποποιήσεις, παραμετροποιήσεις, του κάθε αλγορίθμου. Π.χ στην Παλινδρόμηση, μπορείτε να αφαιρέσετε χαρακτηριστικά που δεν επηρεάζουν σημαντικά το αποτέλεσμα, στη Συσταδοποίηση να δοκιμάστε περισσότερες ή λιγότερες συστάδες, στο <text:span text:style-name="T1">KNN</text:span> μικρότερο αριθμό γειτνιαζόντων δειγμάτων, κλπ. Η επικρατέστερη/βέλτιστη επιλογή που δίνει το καλύτερο αποτέλεσμα πρέπει να είναι τεκμηριωμένη συνοπτικά στην επόμενη ενότητα «αξιολόγησης».</text:p>
      <text:p text:style-name="P2">Στην περίπτωση των αλγορίθμων Κατηγοριοποίησης, η ενότητα θα είναι χωρισμένη σε υπο-ενότητες, στις οποίες θα γίνεται εφαρμογή όλων των αλγορίθμων κατηγοριοποίησης με τη σειρά των διαλέξεων.</text:p>
      <text:p text:style-name="P2">Μετά τις προβλέψεις στα δεδομένα του υποσυνόλου του τεστ, ζητείται επίσης η παρουσίαση της πρόβλεψης της τιμής της μεταβλητής στόχου για 1 <text:span text:style-name="T7">νέα υποθετική </text:span>παρατήρηση (δηλ, να φτιάξετε μια νέα «σειρά» με τιμές για τον πίνακα <text:span text:style-name="T6">Χ</text:span> και να βρείτε την τιμή που προβλέπει ο αλγόριθμος για την <text:span text:style-name="T2">y</text:span>).</text:p>
      <text:p text:style-name="P2">7) Αξιολόγηση αποτελεσματικότητας του αλγόριθμου, ως προς την ικανότητα πρόβλεψης, (όχι την ταχύτητα του αλγορίθμου). Η αξιολόγηση χρειάζεται να γίνει με την κατάλληλη μέθοδο μέτρησης ανάλογα τον αλγόριθμο. Ο σχολιασμός θα είναι συνοπτικός.</text:p>
      <text:p text:style-name="P2">Στην περίπτωση των αλγορίθμων κατηγοριοποίησης, εκτός από την αξιολόγηση μεταξύ τουλάχιστον δυο εφαρμογών του ίδιου αλγόριθμου θα γίνει και αξιολόγηση μεταξύ όλων των διαφορετικών αλγορίθμων Κατηγοριοποίησης. Αφού παρουσιάσετε τον πιο αποτελεσματικό από άποψη ακρίβειας αλγόριθμο Κατηγοριοποίησης, θα ήταν χρήσιμο να υπάρχουν ορισμένα συνοπτικά σχόλια για τους λόγους για τους οποίους θεωρείτε ότι επιφέρει ο αλγόριθμος πιο «ακριβή» αποτελέσματα σε σχέση με τους υπόλοιπους.</text:p>
      <text:h text:style-name="Heading_20_2" text:outline-level="2">Δεδομένα για την Εργασία</text:h>
      <text:p text:style-name="P2">Η επιλογή κατάλληλων δεδομένων είναι μέρος της εργασίας <text:span text:style-name="T7">και δεν απαιτείται έγκριση από τον διδάσκοντα</text:span>. Μπορείτε να διαλέξετε στους συνδέσμους:</text:p>
      <text:list xml:id="list1601452018" text:style-name="WWNum2">
        <text:list-item>
          <text:p text:style-name="P7"><text:a xlink:type="simple" xlink:href="https://archive.ics.uci.edu/ml/datasets.php" text:style-name="Internet_20_link" text:visited-style-name="Visited_20_Internet_20_Link"><text:span text:style-name="Internet_20_link"><text:span text:style-name="T1">UCI</text:span></text:span></text:a></text:p>
        </text:list-item>
        <text:list-item>
          <text:p text:style-name="P7"><text:a xlink:type="simple" xlink:href="https://www.kaggle.com/datasets" text:style-name="Internet_20_link" text:visited-style-name="Visited_20_Internet_20_Link"><text:span text:style-name="Internet_20_link"><text:span text:style-name="T1">Kaggle</text:span></text:span></text:a><text:a xlink:type="simple" xlink:href="https://www.kaggle.com/datasets" text:style-name="Internet_20_link" text:visited-style-name="Visited_20_Internet_20_Link"><text:span text:style-name="Internet_20_link"> </text:span></text:a><text:a xlink:type="simple" xlink:href="https://www.kaggle.com/datasets" text:style-name="Internet_20_link" text:visited-style-name="Visited_20_Internet_20_Link"><text:span text:style-name="Internet_20_link"><text:span text:style-name="T1">datasets</text:span></text:span></text:a></text:p>
        </text:list-item>
        <text:list-item>
          <text:p text:style-name="P7"><text:a xlink:type="simple" xlink:href="https://www.kaggle.com/competitions" text:style-name="Internet_20_link" text:visited-style-name="Visited_20_Internet_20_Link"><text:span text:style-name="Internet_20_link"><text:span text:style-name="T1">Kaggle</text:span></text:span></text:a><text:a xlink:type="simple" xlink:href="https://www.kaggle.com/competitions" text:style-name="Internet_20_link" text:visited-style-name="Visited_20_Internet_20_Link"><text:span text:style-name="Internet_20_link"> </text:span></text:a><text:a xlink:type="simple" xlink:href="https://www.kaggle.com/competitions" text:style-name="Internet_20_link" text:visited-style-name="Visited_20_Internet_20_Link"><text:span text:style-name="Internet_20_link"><text:span text:style-name="T1">competitions</text:span></text:span></text:a></text:p>
        </text:list-item>
      </text:list>
      <text:p text:style-name="P10">ή να χρησιμοποιήσετε κάποιο δικό σας σύνολο δεδομένων. <text:span text:style-name="T7">Πριν διαλέξετε δεδομένα διαβάστε προσεκτικά το σχετικό αρχείο οδηγιών <text:s/>“data_</text:span><text:span text:style-name="T11">selection_guidelines</text:span><text:span text:style-name="T7">”</text:span><text:span text:style-name="T6">.</text:span></text:p>
      <text:p text:style-name="P2"><text:span text:style-name="T4">Ζητήστε πρόσβαση</text:span> ώστε να μπορείτε να επεξεργαστείτε το αρχείο για την <text:a xlink:type="simple" xlink:href="https://docs.google.com/spreadsheets/d/1-X3cJBZlgnKPQsnRNq44zklmbz4FJ8gm_Fi9uc-F8Wo" text:style-name="Internet_20_link" text:visited-style-name="Visited_20_Internet_20_Link"><text:span text:style-name="Internet_20_link">Υποβολή Δήλωσης</text:span></text:a> δεδομένων. Επιλογή δεδομένων το αργότερο <text:span text:style-name="T4">έως 2 Ιουνίου</text:span>. <text:span text:style-name="T8">Θα πρότεινα να ξεκινήσετε την εργασία το συντομότερο, θα σας βοηθήσει και για </text:span><text:span text:style-name="T9">την εξέσταση σ</text:span><text:span text:style-name="T8">το μάθημα της «Μηχανικής Εκμάθησης».</text:span></text:p>
      <text:h text:style-name="Heading_20_2" text:outline-level="2"><text:span text:style-name="T4">Τελική προθεσμία υποβολής των εργασιών: Κυριακή </text:span><text:span text:style-name="T5">30</text:span><text:span text:style-name="T4"> Ιου</text:span><text:span text:style-name="T5">ν</text:span><text:span text:style-name="T4">ίου, ώρα 23:45.</text:span></text:h>
      <text:p text:style-name="P2">Η προθεσμία υποβολής είναι απόλυτα ανελαστική, <text:span text:style-name="T10">προκειμένου να διορθωνούν εγκαίρως οι εργασίες</text:span>. Δεν θα δοθεί παράταση για λόγους «φόρτου εργασίας», παρά μόνο για σοβαρό προσωπικό λόγο.</text:p>
      <text:p text:style-name="P2">Είμαι πάντα στη διάθεσή σας για οποιαδήποτε διευκρίνιση ή βοήθεια, για την εργασία, αλλά και μετά το πέρας του μαθήματος και του μεταπτυχιακού. Σας ευχαριστώ για το ενδιαφέρον, τη συμμετοχή σας <text:span text:style-name="T10">και τις παρατηρήσεις σας. Χάση σε εσάς το μάθημα γίνεται καλύτερο και εγώ προσωπικά το ίδιο. Σας ευχαριστώ,</text:span></text:p>
      <text:p text:style-name="P5">Θανάσης Αργυρίου</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l" fo:country="G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anasis Argyriou</meta:initial-creator>
    <meta:editing-cycles>8</meta:editing-cycles>
    <meta:print-date>2023-04-07T10:14:00</meta:print-date>
    <meta:creation-date>2023-04-07T10:03:00</meta:creation-date>
    <dc:date>2024-04-18T11:52:22.182298333</dc:date>
    <meta:editing-duration>PT46M48S</meta:editing-duration>
    <meta:generator>LibreOffice/7.3.7.2$Linux_X86_64 LibreOffice_project/30$Build-2</meta:generator>
    <meta:document-statistic meta:table-count="0" meta:image-count="0" meta:object-count="0" meta:page-count="2" meta:paragraph-count="35" meta:word-count="850" meta:character-count="6106" meta:non-whitespace-character-count="5291"/>
    <meta:user-defined meta:name="AppVersion">16.0000</meta:user-defined>
    <meta:template xlink:type="simple" xlink:actuate="onRequest" xlink:title="Normal" xlink:href=""/>
  </office:meta>
</office:document-meta>
</file>